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f47f" officeooo:paragraph-rsid="000ef47f"/>
    </style:style>
    <style:style style:name="P2" style:family="paragraph" style:parent-style-name="Standard">
      <style:text-properties fo:color="#b2b2b2" fo:font-style="italic" officeooo:rsid="000ef47f" officeooo:paragraph-rsid="000ef47f" style:font-style-asian="italic" style:font-style-complex="italic"/>
    </style:style>
    <style:style style:name="P3" style:family="paragraph" style:parent-style-name="Standard" style:list-style-name="L1">
      <style:text-properties fo:font-size="10pt" officeooo:rsid="000ef47f" officeooo:paragraph-rsid="000ef47f" fo:background-color="#ffff99" style:font-size-asian="10pt" style:font-size-complex="10pt"/>
    </style:style>
    <style:style style:name="P4" style:family="paragraph" style:parent-style-name="Standard">
      <style:text-properties officeooo:rsid="000ef47f" officeooo:paragraph-rsid="000ef47f"/>
    </style:style>
    <style:style style:name="P5" style:family="paragraph" style:parent-style-name="Standard">
      <style:text-properties officeooo:rsid="00114a93" officeooo:paragraph-rsid="0013abe5"/>
    </style:style>
    <style:style style:name="P6" style:family="paragraph" style:parent-style-name="Standard">
      <style:text-properties officeooo:paragraph-rsid="00116c9d"/>
    </style:style>
    <style:style style:name="P7" style:family="paragraph" style:parent-style-name="Standard">
      <style:text-properties officeooo:rsid="00150d85" officeooo:paragraph-rsid="00150d85"/>
    </style:style>
    <style:style style:name="P8" style:family="paragraph" style:parent-style-name="Standard">
      <style:text-properties officeooo:rsid="0015a761" officeooo:paragraph-rsid="000ef47f"/>
    </style:style>
    <style:style style:name="P9" style:family="paragraph" style:parent-style-name="Standard">
      <style:text-properties officeooo:rsid="0015a761" officeooo:paragraph-rsid="0015a761"/>
    </style:style>
    <style:style style:name="P10" style:family="paragraph" style:parent-style-name="Standard">
      <style:text-properties officeooo:rsid="00170284" officeooo:paragraph-rsid="00170284"/>
    </style:style>
    <style:style style:name="P11" style:family="paragraph" style:parent-style-name="Standard">
      <style:text-properties officeooo:rsid="0018ae15" officeooo:paragraph-rsid="0018ae15"/>
    </style:style>
    <style:style style:name="P12" style:family="paragraph" style:parent-style-name="Standard">
      <style:text-properties officeooo:rsid="0018ae15" officeooo:paragraph-rsid="001aaa3e"/>
    </style:style>
    <style:style style:name="P13" style:family="paragraph" style:parent-style-name="Standard">
      <style:text-properties officeooo:rsid="0018b9f0" officeooo:paragraph-rsid="0018b9f0"/>
    </style:style>
    <style:style style:name="P14" style:family="paragraph" style:parent-style-name="Standard">
      <style:text-properties officeooo:rsid="001aaa3e" officeooo:paragraph-rsid="001aaa3e"/>
    </style:style>
    <style:style style:name="P15" style:family="paragraph" style:parent-style-name="Standard">
      <style:text-properties officeooo:rsid="001b10e6" officeooo:paragraph-rsid="001b10e6"/>
    </style:style>
    <style:style style:name="P16" style:family="paragraph" style:parent-style-name="Heading_20_1">
      <style:text-properties officeooo:rsid="00109268" officeooo:paragraph-rsid="00109268"/>
    </style:style>
    <style:style style:name="P17" style:family="paragraph" style:parent-style-name="Heading_20_1">
      <style:text-properties officeooo:paragraph-rsid="00116c9d"/>
    </style:style>
    <style:style style:name="T1" style:family="text">
      <style:text-properties officeooo:rsid="00116c9d"/>
    </style:style>
    <style:style style:name="T2" style:family="text">
      <style:text-properties officeooo:rsid="00150d85"/>
    </style:style>
    <style:style style:name="T3" style:family="text">
      <style:text-properties officeooo:rsid="0015a761"/>
    </style:style>
    <style:style style:name="T4" style:family="text">
      <style:text-properties officeooo:rsid="0015c246"/>
    </style:style>
    <style:style style:name="T5" style:family="text">
      <style:text-properties officeooo:rsid="0018b9f0"/>
    </style:style>
    <style:style style:name="T6" style:family="text">
      <style:text-properties officeooo:rsid="001b10e6"/>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27771081650857368" text:style-name="L1">
        <text:list-item>
          <text:p text:style-name="P3">This should be a summary and not a direct copy of the text of the paper. You can copy figures and tables from the paper.</text:p>
        </text:list-item>
        <text:list-item>
          <text:p text:style-name="P3">The main goal is to see whether you understand the paper and can think critically about it. Submit your critical paper review to your CollectIt dropbox in PDF format.</text:p>
        </text:list-item>
        <text:list-item>
          <text:p text:style-name="P3">Your review should have an abstract and be at least two pages according to the ACL template. Cite the paper you are reviewing, plus any other papers you mention, in a References section.</text:p>
        </text:list-item>
      </text:list>
      <text:h text:style-name="P16" text:outline-level="1">ABSTRACT</text:h>
      <text:p text:style-name="P6"><text:span text:style-name="T2">“Get To The Point: Summarization with Pointer-Generator Networks” is an overall well-structured and thorough article. The limitations of extractive and abstractive summarization approaches is clearly outlined along with the problems with previous workarounds. The methods of the experiment are explained and distinguished from the attempts of previous text summarization experiments. The limitations regarding subjective measurements and domain are fairly considered as are the methodological variations of this approach from that of other applications and phenomena. The benefits of the approach in comparison with a baseline and previous results are presented with standard measurements and explained. Adapting the model to lean towards abstraction is recommended as the future of this project. <text:s/></text:span></text:p>
      <text:h text:style-name="P17" text:outline-level="1">THE PROBLEM ADDRESSED</text:h>
      <text:p text:style-name="P2">Did the authors explain the problem and review the prior work or the state-of-the-art techniques for the problem?</text:p>
      <text:p text:style-name="P1"/>
      <text:p text:style-name="P5">State of the art text summarization technologies utilize one of two main methods: abstraction and extraction. The extraction method uses phrases from within the source text to build a shortened summary of the text while abstraction generates the summary rather than copy-pasting. </text:p>
      <text:p text:style-name="P5"/>
      <text:p text:style-name="P5"><text:span text:style-name="T1">Most summarization technologies have utilized extractive techniques until recently as recurrent neural networks have made abstractive summarization more viable. However, although recurrent neural networks have increased performance on two-sentence level summarization datasets, extractive methods have been shown to outperform abstractive ones based on the ROUGE metric. </text:span></text:p>
      <text:p text:style-name="P5"/>
      <text:p text:style-name="P7">The authors explain that extractive methods <text:span text:style-name="T3">often produce repetitive results and </text:span>lack the ability to generate new words, which allows for more generation of short summarizations, but abstractive approaches may generate incorrect facts due to out-of-vocabulary words. </text:p>
      <text:p text:style-name="P1"/>
      <text:p text:style-name="P9">The solution tested in this experiment is a mixture of extractive and abstractive methods that utilizes a pointer-generator network to recognize <text:span text:style-name="T4">words as copy words rather than trying to generate it. Using a mixture of copy and generated words and identifying them by category, this summarization approach maintains the ability to generate words while reducing the number of extra-factual summarizations due to out-of-vocabulary words. </text:span></text:p>
      <text:h text:style-name="P16" text:outline-level="1">Methods</text:h>
      <text:p text:style-name="P2">What are the limitations of the approach? (e.g. will it work on other languages and in other settings (more or less data, availability of annotated resources, constraints on running time or memory consumption))</text:p>
      <text:p text:style-name="P2"/>
      <text:p text:style-name="P2"><text:soft-page-break/>Are there other possible applications of the approach (e.g. can we address other phenomena using a similar approach)?</text:p>
      <text:p text:style-name="P1"/>
      <text:p text:style-name="Standard">This experiment uses three modules:</text:p>
      <text:p text:style-name="Standard">(1) our baseline sequence-to-sequence model, </text:p>
      <text:p text:style-name="Standard">(2) our pointer-generator model, and </text:p>
      <text:p text:style-name="Standard">(3) our coverage mechanism that can be added to either of the first two models.</text:p>
      <text:p text:style-name="Standard"/>
      <text:p text:style-name="P10">For each of the models, a detailed description is provided, which includes a step-by-step process of the states and the mathematical notation of the variables at each state. The state variables include the attention distribution, the weighted sum of the encoder hidden states (known as the context vector), the decoder state, the vocabulary distribution, the final distribution, the loss for timestep, and the overall loss. </text:p>
      <text:p text:style-name="P10"/>
      <text:p text:style-name="P10">Because the sequence-to-sequence model serves as the baseline for this experiment, the distinguishing features of the models are described as changes made in the pointer-generator network from the sequence-to-sequence model. The pointer-generator network includes the work from the previous model but also uses pointing to copy words from the source, meaning that a generation probability must also be processed.</text:p>
      <text:p text:style-name="P10"/>
      <text:p text:style-name="P10">The coverage mechanism is described as the feature that reduces repetition in the summaries. The coverage mechanism uses a coverage vector to penalize the pointer for attending to the same location, reducing the number of times a word or sections of the text can be copied. </text:p>
      <text:p text:style-name="P10"/>
      <text:p text:style-name="P11">Each model is described by the size of the vocabulary and the number of hidden states, which are based on the vocabulary and hidden states <text:span text:style-name="T5">used by previous experiments. However, discrepancies between the models for this experiment and others are clearly outlined with further considerations regarding said discrepancies being discussed in the results. </text:span></text:p>
      <text:p text:style-name="P11"/>
      <text:p text:style-name="P13">The dataset used for the experiment is the same that is used by two previous summarization experiments. The methods of obtaining the data are taken from one of the previous experiments, ensuring that the experiments can be compared objectively; however, the data for the previous experiments was anonymized while this experiment does not anonymize it. This is discussed as a possible discrepancy in the results, but they are still reported fairly and accurately. </text:p>
      <text:p text:style-name="P11"/>
      <text:p text:style-name="P14">The authors mention that portions of this approach as well as the data structures behind the modules have been used in NMT with reported success. However, there are several unique features of the modules that were designed specifically for the problem of extraction and abstraction in summarization. The differences and similarities to NMT approaches are listed in the article. </text:p>
      <text:h text:style-name="Heading_20_1" text:outline-level="1">THE MAIN RESULTS</text:h>
      <text:p text:style-name="P2">Do the experimental results convincingly demonstrate the benefit of the approach? (e.g. have the authors used a reasonably strong baseline and fair experimental conditions).</text:p>
      <text:p text:style-name="P1"/>
      <text:p text:style-name="P14">The results from the experiment feature preliminary data and observations. The preliminary data focuses primarily on the ROUGE metrics but also makes use of training time and <text:span text:style-name="T6">the number of n-grams generated by each module. </text:span></text:p>
      <text:p text:style-name="P14"/>
      <text:p text:style-name="P15"><text:soft-page-break/>Regarding training time, the authors make it clear that the pointer-generator module was far more efficient, </text:p>
      <text:p text:style-name="P14"/>
      <text:p text:style-name="P14">Training and testing</text:p>
      <text:p text:style-name="P1"/>
      <text:p text:style-name="P11">Baseline</text:p>
      <text:p text:style-name="P11"/>
      <text:p text:style-name="P11">Generator</text:p>
      <text:p text:style-name="P11"/>
      <text:p text:style-name="P11">Coverage</text:p>
      <text:p text:style-name="P11"/>
      <text:p text:style-name="P11">Other Experiments</text:p>
      <text:p text:style-name="P11"/>
      <text:p text:style-name="P11">Did they show the benefits</text:p>
      <text:p text:style-name="P11"/>
      <text:h text:style-name="Heading_20_1" text:outline-level="1">Limitations</text:h>
      <text:p text:style-name="P12"/>
      <text:p text:style-name="P12">ROUGE</text:p>
      <text:p text:style-name="P12"/>
      <text:p text:style-name="P12">Domain</text:p>
      <text:h text:style-name="Heading_20_1" text:outline-level="1">THE FUTURE OF THE PROJECT</text:h>
      <text:p text:style-name="P1"/>
      <text:p text:style-name="P2">What are possible directions for future work building on this approach or addressing the same problem in a better way?</text:p>
      <text:p text:style-name="P8"/>
      <text:p text:style-name="P11">Increasing Abstraction</text:p>
      <text:h text:style-name="Heading_20_1" text:outline-level="1">Conclus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6:06:22.434781615</meta:creation-date>
    <dc:date>2017-09-04T23:55:31.759778784</dc:date>
    <meta:editing-duration>PT10M27S</meta:editing-duration>
    <meta:editing-cycles>3</meta:editing-cycles>
    <meta:generator>LibreOffice/5.1.6.2$Linux_X86_64 LibreOffice_project/10m0$Build-2</meta:generator>
    <meta:document-statistic meta:table-count="0" meta:image-count="0" meta:object-count="0" meta:page-count="3" meta:paragraph-count="41" meta:word-count="970" meta:character-count="6408" meta:non-whitespace-character-count="5467"/>
  </office:meta>
</office:document-meta>
</file>